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9.712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6.65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fo:border-left="none" fo:border-right="0.002cm solid #000000" fo:border-top="none" style:vertical-align="top"/>
      <style:text-properties fo:color="#00000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0.002cm solid #000000" fo:border-top="none"/>
      <style:text-properties fo:color="#00000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002cm solid #000000" fo:border-top="none"/>
      <style:text-properties fo:color="#000000"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0.002cm solid #000000" fo:border-top="none"/>
      <style:text-properties fo:color="#00000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0.002cm solid #000000" fo:border-top="none"/>
      <style:text-properties fo:color="#000000" style:text-outline="false" style:text-line-through-style="none" style:font-name="Arial" fo:font-size="10pt" fo:language="lb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0.002cm solid #000000" fo:border-top="non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002cm solid #000000" fo:border-top="none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start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0.002cm solid #000000" fo:border-top="none" style:vertical-align="top"/>
      <style:text-properties fo:color="#00000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0.002cm solid #000000" fo:border-top="none" style:vertical-align="top"/>
      <style:text-properties fo:color="#000000" style:font-name="Arial" fo:font-size="10pt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T1" style:family="text">
      <style:text-properties fo:language="none" fo:country="none"/>
    </style:style>
  </office:automatic-styles>
  <office:body>
    <office:spreadsheet>
      <table:table table:name="Sprint Backlog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table:number-columns-spanned="5" table:number-rows-spanned="1">
            <text:p>Sprint Backlog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tem ID</text:p>
          </table:table-cell>
          <table:table-cell table:style-name="ce3" office:value-type="string">
            <text:p>Beschreibung / Task</text:p>
          </table:table-cell>
          <table:table-cell table:style-name="ce3" office:value-type="string">
            <text:p>Rang /</text:p>
            <text:p><text:span text:style-name="T1">Prio</text:span></text:p>
          </table:table-cell>
          <table:table-cell table:style-name="ce3" office:value-type="string">
            <text:p>Kategorie / Paket</text:p>
          </table:table-cell>
          <table:table-cell table:style-name="ce15" office:value-type="string">
            <text:p>Erledigt?</text:p>
            <text:p>(ja/nein)</text:p>
          </table:table-cell>
          <table:table-cell table:number-columns-repeated="1019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/>
          <table:table-cell table:style-name="ce4"/>
          <table:table-cell table:style-name="ce13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/>
          <table:table-cell table:style-name="ce4"/>
          <table:table-cell table:style-name="ce13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/>
          <table:table-cell table:style-name="ce4"/>
          <table:table-cell table:style-name="ce13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/>
          <table:table-cell table:style-name="ce4"/>
          <table:table-cell table:style-name="ce13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5"/>
          <table:table-cell table:style-name="ce4"/>
          <table:table-cell table:style-name="ce13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6"/>
          <table:table-cell table:style-name="ce4"/>
          <table:table-cell table:style-name="ce6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6"/>
          <table:table-cell table:style-name="ce4"/>
          <table:table-cell table:style-name="ce6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/>
          <table:table-cell table:style-name="ce4"/>
          <table:table-cell table:style-name="ce6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6"/>
          <table:table-cell table:style-name="ce4"/>
          <table:table-cell table:style-name="ce6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/>
          <table:table-cell table:style-name="ce4"/>
          <table:table-cell table:style-name="ce6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8"/>
          <table:table-cell table:style-name="ce4"/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9"/>
          <table:table-cell table:style-name="ce4"/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9"/>
          <table:table-cell table:style-name="ce4"/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0"/>
          <table:table-cell table:style-name="ce4"/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0"/>
          <table:table-cell table:style-name="ce4"/>
          <table:table-cell table:style-name="ce6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0"/>
          <table:table-cell table:style-name="ce4"/>
          <table:table-cell table:style-name="ce6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0"/>
          <table:table-cell table:style-name="ce4"/>
          <table:table-cell table:style-name="ce6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0"/>
          <table:table-cell table:style-name="ce4"/>
          <table:table-cell table:style-name="ce6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0"/>
          <table:table-cell table:style-name="ce4"/>
          <table:table-cell table:style-name="ce10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0"/>
          <table:table-cell table:style-name="ce4"/>
          <table:table-cell table:style-name="ce10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0"/>
          <table:table-cell table:style-name="ce4"/>
          <table:table-cell table:style-name="ce10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0"/>
          <table:table-cell table:style-name="ce4"/>
          <table:table-cell table:style-name="ce10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10"/>
          <table:table-cell table:style-name="ce4"/>
          <table:table-cell table:style-name="ce10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10"/>
          <table:table-cell table:style-name="ce4"/>
          <table:table-cell table:style-name="ce10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1"/>
          <table:table-cell table:style-name="ce4"/>
          <table:table-cell table:style-name="ce11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11"/>
          <table:table-cell table:style-name="ce4"/>
          <table:table-cell table:style-name="ce11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11"/>
          <table:table-cell table:style-name="ce4"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12"/>
          <table:table-cell table:style-name="ce4"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12"/>
          <table:table-cell table:style-name="ce4"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12"/>
          <table:table-cell table:style-name="ce4"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2"/>
          <table:table-cell table:style-name="ce4"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12"/>
          <table:table-cell table:style-name="ce4"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12"/>
          <table:table-cell table:style-name="ce4"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12"/>
          <table:table-cell table:style-name="ce4"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12"/>
          <table:table-cell table:style-name="ce4"/>
          <table:table-cell table:style-name="ce12"/>
          <table:table-cell table:style-name="ce16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5.04.2016</text:date>, <text:time>22:54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Jünemann</meta:initial-creator>
    <meta:creation-date>2016-04-05T12:40:38.01</meta:creation-date>
    <dc:date>2016-04-05T22:54:13.99</dc:date>
    <meta:editing-duration>PT1H7M45S</meta:editing-duration>
    <meta:editing-cycles>24</meta:editing-cycles>
    <meta:generator>OpenOffice/4.1.2$Win32 OpenOffice.org_project/412m3$Build-9782</meta:generator>
    <dc:creator>Tobias Jünemann</dc:creator>
    <meta:document-statistic meta:table-count="1" meta:cell-count="41" meta:object-count="0"/>
  </office:meta>
</office:document-meta>
</file>